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 table:number-columns-spanned="14" table:number-rows-spanned="1">
            <text:p>Loop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3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3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4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2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2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1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2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3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25"/>
        </table:table-row>
      </table:table>
      <table:table table:name="Chapter4" table:style-name="ta3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54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style-name="ce51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28" calcext:value-type="float">
            <text:p>28</text:p>
          </table:table-cell>
          <table:table-cell table:style-name="ce52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5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table:number-columns-spanned="13" table:number-rows-spanned="1"/>
          <table:covered-table-cell table:number-columns-repeated="12" table:style-name="ce25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6:06:33.909780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4T16:06:51.422112813</dc:date>
    <meta:editing-duration>PT29M2S</meta:editing-duration>
    <meta:editing-cycles>29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25" meta:object-count="0"/>
  </office:meta>
</office:document-meta>
</file>